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Fallback" svg:font-family="'Droid Sans Fallback'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myak Tamil" svg:font-family="'Samyak Tamil'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0d31f" officeooo:paragraph-rsid="0000d31f"/>
    </style:style>
    <style:style style:name="P2" style:family="paragraph" style:parent-style-name="Standard">
      <style:text-properties style:use-window-font-color="true" loext:opacity="0%" style:font-name="Abyssinica SIL" officeooo:rsid="0000d31f" officeooo:paragraph-rsid="0000d31f"/>
    </style:style>
    <style:style style:name="P3" style:family="paragraph" style:parent-style-name="Text_20_body">
      <style:paragraph-properties fo:margin-left="0cm" fo:margin-right="0cm" fo:margin-top="0cm" fo:margin-bottom="0.291cm" style:contextual-spacing="false" fo:orphans="2" fo:widows="2" fo:text-indent="0cm" style:auto-text-indent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" style:family="paragraph" style:parent-style-name="Text_20_body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0d31f" officeooo:paragraph-rsid="0001ce3d"/>
    </style:style>
    <style:style style:name="P5" style:family="paragraph" style:parent-style-name="Text_20_body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0d31f" officeooo:paragraph-rsid="00076da5"/>
    </style:style>
    <style:style style:name="P6" style:family="paragraph" style:parent-style-name="Text_20_body" style:list-style-name="L2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0d31f" officeooo:paragraph-rsid="00076da5"/>
    </style:style>
    <style:style style:name="P7" style:family="paragraph" style:parent-style-name="Text_20_body" style:list-style-name="L2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0d31f" officeooo:paragraph-rsid="0005c200"/>
    </style:style>
    <style:style style:name="P8" style:family="paragraph" style:parent-style-name="Text_20_body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0d31f" officeooo:paragraph-rsid="0005c200"/>
    </style:style>
    <style:style style:name="P9" style:family="paragraph" style:parent-style-name="Text_20_body" style:list-style-name="L1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1ce3d" officeooo:paragraph-rsid="0001ce3d"/>
    </style:style>
    <style:style style:name="P10" style:family="paragraph" style:parent-style-name="Text_20_body" style:list-style-name="L1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3d5a0" officeooo:paragraph-rsid="0003d5a0"/>
    </style:style>
    <style:style style:name="P11" style:family="paragraph" style:parent-style-name="Text_20_body" style:list-style-name="L1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391c4" officeooo:paragraph-rsid="000391c4"/>
    </style:style>
    <style:style style:name="P12" style:family="paragraph" style:parent-style-name="Text_20_body" style:list-style-name="L1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76da5" officeooo:paragraph-rsid="00076da5"/>
    </style:style>
    <style:style style:name="P13" style:family="paragraph" style:parent-style-name="Text_20_body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76da5" officeooo:paragraph-rsid="00076da5"/>
    </style:style>
    <style:style style:name="P14" style:family="paragraph" style:parent-style-name="Text_20_body" style:list-style-name="L2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76da5" officeooo:paragraph-rsid="00076da5"/>
    </style:style>
    <style:style style:name="P15" style:family="paragraph" style:parent-style-name="Text_20_body" style:list-style-name="L1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35734" officeooo:paragraph-rsid="0001ce3d"/>
    </style:style>
    <style:style style:name="P16" style:family="paragraph" style:parent-style-name="Text_20_body" style:list-style-name="L2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5c200" officeooo:paragraph-rsid="00076da5"/>
    </style:style>
    <style:style style:name="P17" style:family="paragraph" style:parent-style-name="Text_20_body" style:list-style-name="L2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5c200" officeooo:paragraph-rsid="0005c200"/>
    </style:style>
    <style:style style:name="P18" style:family="paragraph" style:parent-style-name="Text_20_body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adb04" officeooo:paragraph-rsid="000adb04"/>
    </style:style>
    <style:style style:name="P19" style:family="paragraph" style:parent-style-name="Text_20_body" style:list-style-name="L1">
      <style:text-properties style:use-window-font-color="true" loext:opacity="0%" style:font-name="Abyssinica SIL" officeooo:rsid="000391c4" officeooo:paragraph-rsid="000391c4"/>
    </style:style>
    <style:style style:name="P20" style:family="paragraph" style:parent-style-name="Text_20_body" style:list-style-name="L3">
      <style:text-properties officeooo:paragraph-rsid="000adb04"/>
    </style:style>
    <style:style style:name="P21" style:family="paragraph" style:parent-style-name="Text_20_body" style:list-style-name="L3">
      <style:text-properties officeooo:rsid="000adb04" officeooo:paragraph-rsid="000adb04"/>
    </style:style>
    <style:style style:name="T1" style:family="text">
      <style:text-properties officeooo:rsid="000391c4"/>
    </style:style>
    <style:style style:name="T2" style:family="text">
      <style:text-properties officeooo:rsid="0005c200"/>
    </style:style>
    <style:style style:name="T3" style:family="text">
      <style:text-properties officeooo:rsid="00076da5"/>
    </style:style>
    <style:style style:name="T4" style:family="text">
      <style:text-properties officeooo:rsid="00084aaa"/>
    </style:style>
    <style:style style:name="T5" style:family="text"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Helvetica Neue" fo:font-size="12pt" fo:letter-spacing="normal" fo:font-style="normal" fo:font-weight="normal" officeooo:rsid="000391c4"/>
    </style:style>
    <style:style style:name="T7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8" style:family="text">
      <style:text-properties fo:font-variant="normal" fo:text-transform="none" fo:font-size="12pt" fo:letter-spacing="normal" fo:font-style="normal" fo:font-weight="normal"/>
    </style:style>
    <style:style style:name="T9" style:family="text">
      <style:text-properties fo:font-variant="normal" fo:text-transform="none" style:use-window-font-color="true" loext:opacity="0%" style:font-name="Abyssinica SIL" fo:font-size="12pt" fo:letter-spacing="normal" fo:font-style="normal" fo:font-weight="normal"/>
    </style:style>
    <style:style style:name="T10" style:family="text">
      <style:text-properties fo:font-variant="normal" fo:text-transform="none" style:use-window-font-color="true" loext:opacity="0%" style:font-name="Abyssinica SIL" fo:font-size="12pt" fo:letter-spacing="normal" fo:font-style="normal" fo:font-weight="normal" officeooo:rsid="000adb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RMIS – Human Resource Management Information System</text:p>
      <text:p text:style-name="P2"/>
      <text:p text:style-name="P1">HRMIS is a system that provides direct access to Human Resource (HR) information in support of operational activities, via client-server technology and intranet/Internet technology.</text:p>
      <text:p text:style-name="P1"/>
      <text:p text:style-name="P1"/>
      <text:p text:style-name="P4">HRMIS is comprised of <text:span text:style-name="T3">three</text:span> components. The first allows HR professionals to access the system via a client/server technology to administer HR functions.</text:p>
      <text:list xml:id="list4293305024" text:style-name="L1">
        <text:list-item>
          <text:p text:style-name="P9">Trainings and Cetifications</text:p>
        </text:list-item>
        <text:list-item>
          <text:p text:style-name="P9">Personal Information (Personal Data Sheet)</text:p>
        </text:list-item>
        <text:list-item>
          <text:p text:style-name="P10">Other Data</text:p>
          <text:list>
            <text:list-item>
              <text:p text:style-name="P10">Salary Grade</text:p>
            </text:list-item>
          </text:list>
        </text:list-item>
        <text:list-item>
          <text:p text:style-name="P11">History</text:p>
          <text:list>
            <text:list-item>
              <text:p text:style-name="P11">Health</text:p>
            </text:list-item>
            <text:list-item>
              <text:p text:style-name="P11">Employment</text:p>
            </text:list-item>
            <text:list-item>
              <text:p text:style-name="P12">IPCR</text:p>
            </text:list-item>
            <text:list-item>
              <text:p text:style-name="P12">Information Updates(History of Personal Information Changes)</text:p>
            </text:list-item>
          </text:list>
        </text:list-item>
        <text:list-item>
          <text:p text:style-name="P9">Date Time Records</text:p>
        </text:list-item>
        <text:list-item>
          <text:p text:style-name="P9">Attendance</text:p>
        </text:list-item>
        <text:list-item>
          <text:p text:style-name="P10">Orders</text:p>
          <text:list>
            <text:list-item>
              <text:p text:style-name="P10">Announcements</text:p>
            </text:list-item>
            <text:list-item>
              <text:p text:style-name="P10">Office Orders</text:p>
            </text:list-item>
          </text:list>
        </text:list-item>
        <text:list-item>
          <text:p text:style-name="P9"><text:span text:style-name="T4">Approvals of </text:span>Request<text:span text:style-name="T1">s</text:span></text:p>
          <text:list>
            <text:list-item>
              <text:p text:style-name="P9">Travel</text:p>
            </text:list-item>
            <text:list-item>
              <text:p text:style-name="P9">Leave</text:p>
            </text:list-item>
            <text:list-item>
              <text:p text:style-name="P15">Overtime</text:p>
            </text:list-item>
            <text:list-item>
              <text:p text:style-name="P19"><text:span text:style-name="T8">CTO</text:span></text:p>
            </text:list-item>
          </text:list>
        </text:list-item>
      </text:list>
      <text:p text:style-name="P4"/>
      <text:p text:style-name="P4"/>
      <text:p text:style-name="P4"><text:soft-page-break/></text:p>
      <text:p text:style-name="P4"/>
      <text:p text:style-name="P5">The second is a HR On-line component accessed via an intranet/Internet technology by all <text:span text:style-name="T3">supervisors</text:span> of the TESDA <text:span text:style-name="T2">a</text:span>nd provides web-based access to</text:p>
      <text:list xml:id="list210135978" text:style-name="L2">
        <text:list-item>
          <text:p text:style-name="P6"><text:span text:style-name="T3">Approvals</text:span></text:p>
          <text:list>
            <text:list-item>
              <text:p text:style-name="P6"><text:span text:style-name="T2">Application</text:span> <text:span text:style-name="T2">for Leave</text:span></text:p>
            </text:list-item>
            <text:list-item>
              <text:p text:style-name="P6"><text:span text:style-name="T2">Application</text:span> <text:span text:style-name="T2">for Travel</text:span></text:p>
            </text:list-item>
            <text:list-item>
              <text:p text:style-name="P6">Date Time Record</text:p>
            </text:list-item>
            <text:list-item>
              <text:p text:style-name="P16">Update Profile</text:p>
            </text:list-item>
            <text:list-item>
              <text:p text:style-name="P16">Application for Overtime</text:p>
            </text:list-item>
            <text:list-item>
              <text:p text:style-name="P16">View <text:span text:style-name="T4">Personnel Report/Subordinate Info</text:span></text:p>
            </text:list-item>
          </text:list>
        </text:list-item>
      </text:list>
      <text:p text:style-name="P13"/>
      <text:p text:style-name="P13"/>
      <text:p text:style-name="P8">The <text:span text:style-name="T3">third</text:span> is a HR On-line component accessed via an intranet/Internet technology by all employees of the TESDA <text:span text:style-name="T2">a</text:span>nd provides web-based access to</text:p>
      <text:list xml:id="list135822744117154" text:continue-numbering="true" text:style-name="L2">
        <text:list-item>
          <text:p text:style-name="P7"><text:span text:style-name="T2">Application</text:span> <text:span text:style-name="T2">for Leave</text:span></text:p>
        </text:list-item>
        <text:list-item>
          <text:p text:style-name="P7"><text:span text:style-name="T2">Application</text:span> <text:span text:style-name="T2">for Travel</text:span></text:p>
        </text:list-item>
        <text:list-item>
          <text:p text:style-name="P7">Date Time Record</text:p>
        </text:list-item>
        <text:list-item>
          <text:p text:style-name="P17">Update Profile</text:p>
        </text:list-item>
        <text:list-item>
          <text:p text:style-name="P17">Application for Overtime</text:p>
        </text:list-item>
        <text:list-item>
          <text:p text:style-name="P17">View Personal Report</text:p>
        </text:list-item>
        <text:list-item>
          <text:p text:style-name="P14">Certificate of Apperance</text:p>
        </text:list-item>
      </text:list>
      <text:p text:style-name="P13"/>
      <text:p text:style-name="P13"/>
      <text:p text:style-name="P13"/>
      <text:p text:style-name="P13"/>
      <text:p text:style-name="P13"/>
      <text:p text:style-name="P18"><text:soft-page-break/>Technical Stuff</text:p>
      <text:list xml:id="list454350412" text:style-name="L3">
        <text:list-item>
          <text:p text:style-name="P21"><text:span text:style-name="T10">R</text:span><text:span text:style-name="T9">estAPI</text:span></text:p>
        </text:list-item>
        <text:list-item>
          <text:p text:style-name="P20"><text:span text:style-name="T10">Programming Languages</text:span></text:p>
          <text:list>
            <text:list-item>
              <text:p text:style-name="P21"><text:span text:style-name="T9">javascript(SolidJS Framework)</text:span></text:p>
            </text:list-item>
            <text:list-item>
              <text:p text:style-name="P21"><text:span text:style-name="T9">GoLang(Fiber Framework)</text:span></text:p>
            </text:list-item>
            <text:list-item>
              <text:p text:style-name="P21"><text:span text:style-name="T9">TailwindCSS(Design)</text:span></text:p>
            </text:list-item>
          </text:list>
        </text:list-item>
        <text:list-item>
          <text:p text:style-name="P21"><text:span text:style-name="T9">PostgresSQL databa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Fallback" svg:font-family="'Droid Sans Fallback'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myak Tamil" svg:font-family="'Samyak Tami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0:42:52.628859901</meta:creation-date>
    <dc:date>2023-07-10T13:58:21.479718031</dc:date>
    <meta:editing-duration>PT30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45" meta:word-count="226" meta:character-count="1413" meta:non-whitespace-character-count="1270"/>
  </office:meta>
</office:document-meta>
</file>